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6"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7"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8"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9"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0"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2"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13" style:family="paragraph" style:parent-style-name="Table_20_Contents">
      <style:paragraph-properties fo:text-align="start" style:justify-single-word="false"/>
      <style:text-properties style:font-name="Caladea1" fo:font-size="14pt" officeooo:rsid="00189d7a" officeooo:paragraph-rsid="00189d7a" fo:background-color="#55308d" style:font-size-asian="14pt" style:font-size-complex="14pt"/>
    </style:style>
    <style:style style:name="P14"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15" style:family="paragraph" style:parent-style-name="Standard">
      <style:text-properties style:font-name="Lucida Fax"/>
    </style:style>
    <style:style style:name="P16"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17" style:family="paragraph" style:parent-style-name="Standard">
      <style:paragraph-properties fo:margin-top="0cm" fo:margin-bottom="0cm" style:contextual-spacing="fals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8" style:family="paragraph" style:parent-style-name="Table_20_Contents">
      <style:paragraph-properties fo:text-align="start" style:justify-single-word="false"/>
      <style:text-properties style:text-line-through-style="solid" style:text-line-through-type="single" style:font-name="Caladea1" fo:font-size="14pt" officeooo:rsid="00184ea4" officeooo:paragraph-rsid="00184ea4" style:font-size-asian="14pt" style:font-size-complex="14pt"/>
    </style:style>
    <style:style style:name="P19" style:family="paragraph" style:parent-style-name="List_20_Paragraph" style:list-style-name="WWNum1">
      <style:paragraph-properties fo:margin-top="0cm" fo:margin-bottom="0cm" style:contextual-spacing="tru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0"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1"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2"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23"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1aacf" officeooo:paragraph-rsid="0011aacf" style:letter-kerning="false" style:font-name-asian="Calibri1" style:font-size-asian="12.25pt" style:language-asian="en" style:country-asian="US" style:font-size-complex="14pt" style:language-complex="ar" style:country-complex="SA"/>
    </style:style>
    <style:style style:name="T1" style:family="text">
      <style:text-properties officeooo:rsid="000fae3e"/>
    </style:style>
    <style:style style:name="T2" style:family="text">
      <style:text-properties officeooo:rsid="0011aacf"/>
    </style:style>
    <style:style style:name="T3" style:family="text">
      <style:text-properties officeooo:rsid="00124320"/>
    </style:style>
    <style:style style:name="T4" style:family="text">
      <style:text-properties officeooo:rsid="0019b9dd"/>
    </style:style>
    <style:style style:name="T5" style:family="text">
      <style:text-properties officeooo:rsid="00184ea4"/>
    </style:style>
    <style:style style:name="T6" style:family="text">
      <style:text-properties officeooo:rsid="001b2726"/>
    </style:style>
    <style:style style:name="T7" style:family="text">
      <style:text-properties officeooo:rsid="001633bc"/>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officeooo:rsid="00189d7a"/>
    </style:style>
    <style:style style:name="T11" style:family="text">
      <style:text-properties fo:background-color="#55308d" loext:char-shading-value="0"/>
    </style:style>
    <style:style style:name="T12" style:family="text">
      <style:text-properties officeooo:rsid="00189d7a" fo:background-color="#55308d" loext:char-shading-value="0"/>
    </style:style>
    <style:style style:name="T13" style:family="text">
      <style:text-properties officeooo:rsid="00199743" fo:background-color="#55308d" loext:char-shading-value="0"/>
    </style:style>
    <style:style style:name="T14" style:family="text">
      <style:text-properties officeooo:rsid="00189d7a"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6">Cas de test</text:p>
          </table:table-cell>
          <table:table-cell table:style-name="Table1.A1" office:value-type="string">
            <text:p text:style-name="P14">Test de création d’une sauvegarde</text:p>
          </table:table-cell>
        </table:table-row>
        <table:table-row table:style-name="Table1.1">
          <table:table-cell table:style-name="Table1.A1" office:value-type="string">
            <text:p text:style-name="P5">Acteurs</text:p>
          </table:table-cell>
          <table:table-cell table:style-name="Table1.A1" office:value-type="string">
            <text:p text:style-name="P6">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6">Appui sur le bouton « <text:span text:style-name="T4">N</text:span>ouvelle partie » dans l’<text:span text:style-name="T5">écran titre.</text:span></text:p>
          </table:table-cell>
        </table:table-row>
        <table:table-row table:style-name="Table1.1">
          <table:table-cell table:style-name="Table1.A1" office:value-type="string">
            <text:p text:style-name="P1">Parties prenantes</text:p>
          </table:table-cell>
          <table:table-cell table:style-name="Table1.A1" office:value-type="string">
            <text:p text:style-name="P7">Joueur – pouvoir enregistrer sa partie et la récupérer apr<text:span text:style-name="T7">è</text:span>s avoir quitté le jeu.</text:p>
          </table:table-cell>
        </table:table-row>
        <table:table-row table:style-name="Table1.1">
          <table:table-cell table:style-name="Table1.A1" office:value-type="string">
            <text:p text:style-name="P1">Niveau </text:p>
          </table:table-cell>
          <table:table-cell table:style-name="Table1.A1" office:value-type="string">
            <text:p text:style-name="P7">Extrême</text:p>
          </table:table-cell>
        </table:table-row>
        <table:table-row table:style-name="Table1.1">
          <table:table-cell table:style-name="Table1.A1" office:value-type="string">
            <text:p text:style-name="P1">Portée</text:p>
          </table:table-cell>
          <table:table-cell table:style-name="Table1.A1" office:value-type="string">
            <text:p text:style-name="P8">Données des animaux :</text:p>
            <text:p text:style-name="P8"><text:s/>- Création d’un fichier dans la mémoire pour les statistiques<text:span text:style-name="T11"> </text:span><text:span text:style-name="T13">et l’XP du Tamagotchi, ainsi que </text:span><text:span text:style-name="T12">le chronomètre</text:span><text:span text:style-name="T10">.</text:span> <text:span text:style-name="T8">l’emplacement du joueur</text:span><text:span text:style-name="T9">.</text:span></text:p>
          </table:table-cell>
        </table:table-row>
        <table:table-row table:style-name="Table1.1">
          <table:table-cell table:style-name="Table1.A1" office:value-type="string">
            <text:p text:style-name="P1">Préconditions</text:p>
          </table:table-cell>
          <table:table-cell table:style-name="Table1.A1" office:value-type="string">
            <text:p text:style-name="P18">Il faut qu’il y ait un emplacement de fichier de sauvegarde libre, pour en créer un nouveau.</text:p>
            <text:p text:style-name="P13">Il faut qu’il y ait de la place.</text:p>
          </table:table-cell>
        </table:table-row>
        <table:table-row table:style-name="Table1.1">
          <table:table-cell table:style-name="Table1.A1" office:value-type="string">
            <text:p text:style-name="P1">Postconditions</text:p>
          </table:table-cell>
          <table:table-cell table:style-name="Table1.A1" office:value-type="string">
            <text:p text:style-name="P7">Le fichier est créé <text:span text:style-name="T12">lorsque le joueur souhaite sauvegarder en pleine partie,</text:span><text:span text:style-name="T14"> </text:span>et le joueur bascule sur l’écran de jeu .</text:p>
          </table:table-cell>
        </table:table-row>
        <table:table-row table:style-name="Table1.1">
          <table:table-cell table:style-name="Table1.A1" table:number-columns-spanned="2" office:value-type="string">
            <text:p text:style-name="P3">--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20">L’écran bascule sur le choix d’un animal.</text:p>
              </text:list-item>
              <text:list-item>
                <text:p text:style-name="P20">Le joueur choisit son animal.</text:p>
              </text:list-item>
              <text:list-item>
                <text:p text:style-name="P20">Le jeu bascule sur l’écran de jeu.</text:p>
              </text:list-item>
            </text:list>
          </table:table-cell>
        </table:table-row>
        <table:table-row table:style-name="Table1.1">
          <table:table-cell table:style-name="Table1.A1" office:value-type="string">
            <text:p text:style-name="P1">Scénario : plus de place sur le disque</text:p>
          </table:table-cell>
          <table:table-cell table:style-name="Table1.A1" office:value-type="string">
            <text:p text:style-name="P2">- <text:span text:style-name="T10">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text:span><text:soft-page-break/><text:span text:style-name="T1">nom existe déjà</text:span></text:p>
          </table:table-cell>
          <table:table-cell table:style-name="Table1.A1" office:value-type="string">
            <text:list text:continue-numbering="true" text:style-name="WWNum1">
              <text:list-item>
                <text:p text:style-name="P21">Le joueur <text:span text:style-name="T10">sauvegarde en </text:span><text:soft-page-break/><text:span text:style-name="T10">pleine partie.</text:span></text:p>
              </text:list-item>
              <text:list-item>
                <text:p text:style-name="P21">Le fichier est écrasé directement par le programme (<text:span text:style-name="T10">le programme donne un nom par rapport à l’animal</text:span>, <text:span text:style-name="T10">donc faire une sauvegarde pour un animal va écraser la sauvegarde déjà existente,</text:span> donc on l’écrase sans confirmation).</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16">Cas de test</text:p>
          </table:table-cell>
          <table:table-cell table:style-name="Table2.A1" office:value-type="string">
            <text:p text:style-name="P14">Test de chargement d’une sauvegarde</text:p>
          </table:table-cell>
        </table:table-row>
        <table:table-row table:style-name="Table2.2">
          <table:table-cell table:style-name="Table2.A1" office:value-type="string">
            <text:p text:style-name="P5">Acteurs</text:p>
          </table:table-cell>
          <table:table-cell table:style-name="Table2.A1" office:value-type="string">
            <text:p text:style-name="P12">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9"><text:span text:style-name="T6">Appui</text:span> sur le bouton « <text:span text:style-name="T6">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10">Joueur : accède à une partie <text:span text:style-name="T7">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10">Extrême</text:p>
          </table:table-cell>
        </table:table-row>
        <table:table-row table:style-name="Table2.2">
          <table:table-cell table:style-name="Table2.A1" office:value-type="string">
            <text:p text:style-name="P1">Portée</text:p>
          </table:table-cell>
          <table:table-cell table:style-name="Table2.A1" office:value-type="string">
            <text:p text:style-name="P11">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10">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1">Le joueur bascule su l’écran de jeu, avec les statistiques à jour suivant le fichier de sauvegarde.</text:p>
          </table:table-cell>
        </table:table-row>
        <table:table-row table:style-name="Table2.2">
          <table:table-cell table:style-name="Table2.A1" table:number-columns-spanned="2" office:value-type="string">
            <text:p text:style-name="P3">--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20">Le joueur clique sur le fichier qu’il veut charger</text:p>
              </text:list-item>
              <text:list-item>
                <text:p text:style-name="P20">Le jeu lit les données et les appliques aux objets de l’écran de jeu</text:p>
              </text:list-item>
              <text:list-item>
                <text:p text:style-name="P20">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20">Au moment de lire les données, le constructeur vérifie si les données sont conformes (inférieures à un maximum donné par exemple), et si ce n’est pas le cas, il adapte à la valeur acceptable la plus proche</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20">Au moment de lire le fichier, le programme vérifie la nature du fichier lu. Si il est corrompu, ou qu’il n’est pas utilisable, le programme renvoie une erreur et le fichier est supprimé.</text:p>
              </text:list-item>
            </text:list>
          </table:table-cell>
        </table:table-row>
        <table:table-row table:style-name="Table2.2">
          <table:table-cell table:style-name="Table2.A13" office:value-type="string">
            <text:p text:style-name="P4">Scénario : le fichier n’existe plus – a été supprimé/déplacé</text:p>
          </table:table-cell>
          <table:table-cell table:style-name="Table2.A13" office:value-type="string">
            <text:list text:continue-numbering="true" text:style-name="WWNum1">
              <text:list-item>
                <text:p text:style-name="P22">Au moment de choisir un fichier, la sauvegarde rattachée ne s’affichera pas dans la liste.</text:p>
              </text:list-item>
            </text:list>
          </table:table-cell>
        </table:table-row>
        <table:table-row table:style-name="Table2.2">
          <table:table-cell table:style-name="Table2.A13" office:value-type="string">
            <text:p text:style-name="P4">Scénario : <text:span text:style-name="T2">l’animal indiqué dans le fichier n’est pas débloqué</text:span></text:p>
          </table:table-cell>
          <table:table-cell table:style-name="Table2.A13" office:value-type="string">
            <text:list text:continue-numbering="true" text:style-name="WWNum1">
              <text:list-item>
                <text:p text:style-name="P23">Au moment d’arriver sur le jeu, <text:span text:style-name="T3">si le niveau du joueur est plus bas que le seuil de déblocage : </text:span><text:span text:style-name="T7">le jeu renvoie un message concernant la triche et redirige le joueur vers des centres de formation anti-triche.</text:span></text:p>
              </text:list-item>
            </text:list>
          </table:table-cell>
        </table:table-row>
      </table:table>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10</meta:editing-cycles>
    <meta:creation-date>2023-10-17T11:35:00</meta:creation-date>
    <dc:date>2024-01-07T13:25:46.048060160</dc:date>
    <meta:editing-duration>PT7H29M16S</meta:editing-duration>
    <meta:generator>LibreOffice/7.6.4.1$Linux_X86_64 LibreOffice_project/60$Build-1</meta:generator>
    <meta:document-statistic meta:table-count="2" meta:image-count="0" meta:object-count="0" meta:page-count="4" meta:paragraph-count="57" meta:word-count="495" meta:character-count="2826" meta:non-whitespace-character-count="2396"/>
    <meta:user-defined meta:name="AppVersion">16.0000</meta:user-defined>
    <meta:template xlink:type="simple" xlink:actuate="onRequest" xlink:title="Normal" xlink:href=""/>
  </office:meta>
</office:document-meta>
</file>